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999999"/>
    </style:style>
    <style:style style:name="ce5" style:family="table-cell" style:parent-style-name="Default" style:data-style-name="N11">
      <style:table-cell-properties fo:background-color="#cccccc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cccccc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72bf44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72bf44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lf-discharge per month</text:p>
          </table:table-cell>
          <table:table-cell table:style-name="ce5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on active (in mA)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on deep sleep (in mA)</text:p>
          </table:table-cell>
          <table:table-cell table:style-name="ce6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 capacity (in mAh)</text:p>
          </table:table-cell>
          <table:table-cell table:style-name="ce12"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akeup interval (in min)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active (in s)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ime consumed after wakeup interval fitting x times in to an hour + active period (in s)</text:p>
          </table:table-cell>
          <table:table-cell table:style-name="ce2" table:formula="of:=((60 / [.B6]) * ([.B6] * 60 + [.B7]))" office:value-type="float" office:value="3613.33333333333" calcext:value-type="float">
            <text:p>3613.3333333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ur to consumed time ratio (in s)</text:p>
          </table:table-cell>
          <table:table-cell table:formula="of:=3600 / [.F7]" office:value-type="float" office:value="0.996309963099632" calcext:value-type="float">
            <text:p>0.996309963099632</text:p>
          </table:table-cell>
        </table:table-row>
        <table:table-row table:style-name="ro1">
          <table:table-cell office:value-type="string" calcext:value-type="string">
            <text:p>time active per hour (in min)</text:p>
          </table:table-cell>
          <table:table-cell table:formula="of:= ([.F8] * ([.F7] - 3600)) / 60" office:value-type="float" office:value="0.221402214022082" calcext:value-type="float">
            <text:p>0.221402214022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deep sleep per hour (in min)</text:p>
          </table:table-cell>
          <table:table-cell table:formula="of:= 60 - [.B9]" office:value-type="float" office:value="59.7785977859779" calcext:value-type="float">
            <text:p>59.778597785977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wer on active (in mAh)</text:p>
          </table:table-cell>
          <table:table-cell table:formula="of:= [.B2] * ([.B9] / 60)" office:value-type="float" office:value="0.442804428044165" calcext:value-type="float">
            <text:p>0.442804428044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on deep sleep (in mAh)</text:p>
          </table:table-cell>
          <table:table-cell table:formula="of:= [.B3] * ([.B10] / 60)" office:value-type="float" office:value="0.0249077490774908" calcext:value-type="float">
            <text:p>0.024907749077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f-discharge (in mAh)</text:p>
          </table:table-cell>
          <table:table-cell table:formula="of:= ([.B1] * [.B4] * 12) / 365 / 24" office:value-type="float" office:value="0.186301369863014" calcext:value-type="float">
            <text:p>0.186301369863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power (in mAh)</text:p>
          </table:table-cell>
          <table:table-cell table:formula="of:= [.B12] + [.B13] + [.B14]" office:value-type="float" office:value="0.65401354698467" calcext:value-type="float">
            <text:p>0.654013546984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 calcext:value-type="string">
            <text:p>time running on battery (in hours)</text:p>
          </table:table-cell>
          <table:table-cell table:style-name="ce9" table:formula="of:= [.B4] / [.B15]" office:value-type="float" office:value="5198.66907295071" calcext:value-type="float">
            <text:p>5198.6690729507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ime running on battery (in days)</text:p>
          </table:table-cell>
          <table:table-cell table:style-name="ce9" table:formula="of:= [.B17] / 24" office:value-type="float" office:value="216.611211372946" calcext:value-type="float">
            <text:p>216.611211372946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ime running on battery (in weeks)</text:p>
          </table:table-cell>
          <table:table-cell table:style-name="ce9" table:formula="of:= [.B18] / 7" office:value-type="float" office:value="30.9444587675638" calcext:value-type="float">
            <text:p>30.9444587675638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ime running on battery (in month)</text:p>
          </table:table-cell>
          <table:table-cell table:style-name="ce14" table:formula="of:= [.B19] / (365 / 7 / 12)" office:value-type="float" office:value="7.12146448349413" calcext:value-type="float">
            <text:p>7.121464483494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14:34:04.597225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23:30:24.988104233</meta:creation-date>
    <dc:date>2018-07-21T14:36:50.988309440</dc:date>
    <meta:editing-duration>PT25M15S</meta:editing-duration>
    <meta:editing-cycles>9</meta:editing-cycles>
    <meta:generator>LibreOffice/5.4.6.2$Linux_X86_64 LibreOffice_project/40m0$Build-2</meta:generator>
    <meta:document-statistic meta:table-count="1" meta:cell-count="36" meta:object-count="0"/>
  </office:meta>
</office:document-meta>
</file>